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ans" fo:font-size="12pt" officeooo:paragraph-rsid="001e2481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2pt" officeooo:rsid="001e2481" officeooo:paragraph-rsid="001e2481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e2481" officeooo:paragraph-rsid="001e248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e2481" officeooo:paragraph-rsid="001e2481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366539" officeooo:paragraph-rsid="0036653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067a1" officeooo:paragraph-rsid="004067a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366539" officeooo:paragraph-rsid="0036653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4067a1" officeooo:paragraph-rsid="004067a1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36653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2pt" fo:font-weight="normal" officeooo:rsid="00366539" style:font-size-asian="10.5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4067a1" style:font-size-asian="10.5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40afdf" style:font-size-asian="10.5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43a5ad" style:font-size-asian="10.5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42a3a9" style:font-size-asian="10.5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499296" style:font-size-asian="10.5pt" style:font-weight-asian="normal" style:font-size-complex="12pt" style:font-weight-complex="normal"/>
    </style:style>
    <style:style style:name="T8" style:family="text">
      <style:text-properties officeooo:rsid="004067a1"/>
    </style:style>
    <style:style style:name="T9" style:family="text">
      <style:text-properties officeooo:rsid="0042a3a9"/>
    </style:style>
    <style:style style:name="T10" style:family="text">
      <style:text-properties officeooo:rsid="0043a5ad"/>
    </style:style>
    <style:style style:name="T11" style:family="text">
      <style:text-properties officeooo:rsid="004565b8"/>
    </style:style>
    <style:style style:name="T12" style:family="text">
      <style:text-properties officeooo:rsid="00457699"/>
    </style:style>
    <style:style style:name="T13" style:family="text">
      <style:text-properties officeooo:rsid="00473a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DRS 2/2021</text:p>
      <text:p text:style-name="P1"/>
      <text:p text:style-name="P2"><text:span text:style-name="T1">Aluno:</text:span> Pedro Henrique Dornelas Almeida</text:p>
      <text:p text:style-name="P2"><text:span text:style-name="T1">Matrícula:</text:span> 18/0108140</text:p>
      <text:p text:style-name="P2"><text:span text:style-name="T1">Data:</text:span> <text:span text:style-name="T8">03</text:span>/0<text:span text:style-name="T8">3</text:span>/2022</text:p>
      <text:p text:style-name="P2"/>
      <text:p text:style-name="P3">Exercício <text:span text:style-name="T8">4</text:span></text:p>
      <text:p text:style-name="P3"/>
      <text:p text:style-name="P7">1) <text:span text:style-name="T8">Descreva o problema que pode ocorrer com o TCP NewReno quando não há perda de pacotes mas sim a chegada de pacotes fora de ordem. Explique o que é feito pelo algoritmo TCP SACK para contornar este problema.</text:span></text:p>
      <text:p text:style-name="P7"/>
      <text:p text:style-name="P9"><text:span text:style-name="T2"><text:tab/></text:span><text:span text:style-name="T3">O problema pode ocorrer </text:span><text:span text:style-name="T4">quando há a chegada de mais </text:span><text:span text:style-name="T7">sa</text:span><text:span text:style-name="T4">de 3 pacotes fora de ordem. Esse erro ocorre porque nesta situação, ele identifica de maneira errada que deve entrar no modo de Recuperação Rápida, mas quando o pacote reordenado é entregue, a </text:span><text:span text:style-name="T5">progressão</text:span><text:span text:style-name="T4"> número de sequência de ACK continua, então </text:span><text:span text:style-name="T5">o algoritmo</text:span><text:span text:style-name="T4"> </text:span><text:span text:style-name="T5">de </text:span><text:span text:style-name="T4">recuperação rápida vai enviar duplicadamente novamente os pacotes que não </text:span><text:span text:style-name="T6">chegaram em ordem</text:span><text:span text:style-name="T4">.</text:span></text:p>
      <text:p text:style-name="P5"><text:tab/><text:span text:style-name="T9">O TCP SACK permite que o receptor reconheça seletivamente os pacotes que chegam fora de ordem. Assim, o receptor reconhece os pacotes recebidos fora de ordem para que então </text:span><text:span text:style-name="T10">o remetende envie somente os dados faltantes, e não mais reenvie todos os pacotes que não chegaram em ordem no destinatário.</text:span></text:p>
      <text:p text:style-name="P7"/>
      <text:p text:style-name="P8">2) Compare o funcionamento dos algoritmos TCP Vegas e TCP Westwood, e descreva suas principais vantagens em relação às versões anteriores do TCP.</text:p>
      <text:p text:style-name="P8"/>
      <text:p text:style-name="P6"><text:tab/><text:span text:style-name="T11">No TCP Vegas, ele passa a não mais medir os atrasos de ida e volta somente do último pacote transmitido no buffer, ele passou a medir os valores de RTT para cada um dos pacotes que deveriam ser enviados e assim foi possível observar quando o atraso estava aumentando, podendo prever que nestes momentos teriam um congestionamento. Foi uma vantagem com relação para as versões antigas do TCP, pois a prevenção de congestionamento neste protocolo foi muito mais eficiente do que esperar para que houvessem várias perdas de pacotes para então tomar alguma atitude. </text:span><text:span text:style-name="T12">Sobre o funcionamento, o cálculo base de RTT tem que ser em geral bem preciso, pois se for muito pequeno, a taxa de transferência será menor que a largura de banda disponível, e se for muito grande, haverá um excesso na conexão.</text:span></text:p>
      <text:p text:style-name="P6"><text:tab/><text:span text:style-name="T12">No TCP Westwood há uma modificação do TCP Reno, adicionando um mecanismo para que a recuperação fosse mais rápida. Ele implementou um algoritmo que faz uma estimativa de largura de banda(BWE). Essa foi a principal implementação neste protocolo. Influenciado pelo TCP Vegas, o BWE usa o RTT e também a quantidade de dados que foram enviados durante este intervalo de tempo, assim, ele consegue ter uma estimativa da taxa de transferência. Essa estimativa é usada quando uma perda é detectada, de forma que possa melhorar a taxa de transferência, e principalmente em links sem fio, onde a falha do link é muito mais comum que o congestionamento. A principal vantagem é que se usarmos a verificação rápida </text:span><text:span text:style-name="T13">das versões anteriores, o tamanho da janela de transmissão iria diminuir conforme houvesse essas perdas e necessidade de retransmissão, porém, o congestionamento pode não ser o motivo para essas perdas, então estaríamos desperdiçando muita banda disponíve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2:25:26.902974443</meta:creation-date>
    <dc:date>2022-03-03T18:47:31.408629485</dc:date>
    <meta:editing-duration>PT4H50M56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481" meta:character-count="2910" meta:non-whitespace-character-count="2436"/>
  </office:meta>
</office:document-meta>
</file>